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officeooo:paragraph-rsid="00254026" style:font-size-asian="10pt" style:font-size-complex="10pt"/>
    </style:style>
    <style:style style:name="P17" style:family="paragraph" style:parent-style-name="Table_20_Contents">
      <style:text-properties fo:font-size="10pt" fo:background-color="#7fba62" style:font-size-asian="10pt" style:font-size-complex="10pt"/>
    </style:style>
    <style:style style:name="P18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4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0pt" officeooo:paragraph-rsid="0026fa72" style:font-size-asian="10pt" style:font-size-complex="10pt"/>
    </style:style>
    <style:style style:name="P26" style:family="paragraph" style:parent-style-name="Table_20_Contents">
      <style:text-properties fo:font-size="10pt" officeooo:paragraph-rsid="001c533c" style:font-size-asian="10pt" style:font-size-complex="10pt"/>
    </style:style>
    <style:style style:name="P27" style:family="paragraph" style:parent-style-name="Table_20_Contents">
      <style:text-properties fo:font-size="10pt" fo:background-color="#ffffff" style:font-size-asian="10pt" style:font-size-complex="10pt"/>
    </style:style>
    <style:style style:name="P28" style:family="paragraph" style:parent-style-name="Table_20_Contents">
      <style:text-properties fo:font-size="10pt" officeooo:paragraph-rsid="001c9126" fo:background-color="#ffffff" style:font-size-asian="10pt" style:font-size-complex="10pt"/>
    </style:style>
    <style:style style:name="P29" style:family="paragraph" style:parent-style-name="Table_20_Contents">
      <style:text-properties fo:font-size="10pt" officeooo:rsid="001c533c" officeooo:paragraph-rsid="001c9126" fo:background-color="#ffffff" style:font-size-asian="10pt" style:font-size-complex="10pt"/>
    </style:style>
    <style:style style:name="P30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T10" style:family="text">
      <style:text-properties officeooo:rsid="00236f30"/>
    </style:style>
    <style:style style:name="T11" style:family="text">
      <style:text-properties officeooo:rsid="00254026"/>
    </style:style>
    <style:style style:name="T12" style:family="text">
      <style:text-properties officeooo:rsid="00257c59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3465a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<draw:path text:anchor-type="paragraph" draw:z-index="0" draw:name="Bézier curve 1" draw:style-name="gr1" draw:text-style-name="P30" svg:width="0.1618in" svg:height="0.1724in" draw:transform="rotate (-0.917868653623818) translate (-0.296668803109763in 0.0130138602745041in)" svg:viewBox="0 0 412 439" svg:d="M0 62c144 172 539-319 372 140l-18 215 3 22"><text:p/></draw:path><draw:path text:anchor-type="paragraph" draw:z-index="2" draw:name="Bézier curve 3" draw:style-name="gr1" draw:text-style-name="P30" svg:width="0.5693in" svg:height="3.7843in" draw:transform="skewX (0.027401669256311) rotate (-3.02989158146216) translate (0.0830468940130181in 3.85463809439894in)" svg:viewBox="0 0 1447 9613" svg:d="M637 6c180-18 353 7 531 22 226 17 312 344 269 562-40 203 0 398-18 604-17 203-20 405-35 604-15 206-38 414-52 619-14 203-45 404-100 595-61 211-84 434-105 652-21 215-13 431-39 642-24 200-34 403-51 602-18 213-36 427-54 639-18 218-55 438-56 656-1 230-25 454-24 680 2 221-55 442-40 662 14 209-19 414-19 622 0 197-52 391-49 584 2 204-46 414-2 607 81 356-245 250-367 204l-163-55-180-21-83-8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<text:span text:style-name="T10">of</text:span>()</text:p>
            <text:p text:style-name="P9">.<text:span text:style-name="T12">size() <text:s text:c="2"/>//size of the array</text:span></text:p>
          </table:table-cell>
          <table:table-cell table:style-name="Table1.C1" office:value-type="string">
            <text:p text:style-name="P9">.begin() <text:s text:c="2"/>//<text:span text:style-name="T11">point to the first element</text:span></text:p>
            <text:p text:style-name="P9"/>
            <text:p text:style-name="P16">.rbegin() //<text:span text:style-name="T11">point to the last element</text:span></text:p>
            <text:p text:style-name="P16"/>
            <text:p text:style-name="P16">.end() <text:s text:c="4"/>//<text:span text:style-name="T11">point to next element after last element</text:span></text:p>
            <text:p text:style-name="P9"/>
            <text:p text:style-name="P16">.rend() <text:s text:c="3"/>//<text:span text:style-name="T11">point to next element before first element</text:span></text:p>
          </table:table-cell>
        </table:table-row>
        <table:table-row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25">.push_front()</text:p>
            <text:p text:style-name="P27">.push_back()</text:p>
            <text:p text:style-name="P25">.pop_front()</text:p>
            <text:p text:style-name="P25">.pop_back()</text:p>
            <text:p text:style-name="P25"/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28">.<text:span text:style-name="T1">erase(begin,end)</text:span></text:p>
            <text:p text:style-name="P29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26"><text:span text:style-name="T1">Rest Same as Vector</text:span>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4"><draw:path text:anchor-type="paragraph" draw:z-index="1" draw:name="Bézier curve 2" draw:style-name="gr1" draw:text-style-name="P30" svg:width="0.1791in" svg:height="0.1772in" draw:transform="rotate (-0.46792277245968) translate (-0.261111111111109in 0.358333333333336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5"><draw:path text:anchor-type="paragraph" draw:z-index="3" draw:name="Bézier curve 5" draw:style-name="gr2" draw:text-style-name="P30" svg:width="0.4929in" svg:height="1.5217in" draw:transform="rotate (-3.14159265358979) translate (-0.116649611186206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8">-unique acceding order for <text:span text:style-name="T7">set</text:span></text:p>
            <text:p text:style-name="P18">-unique random order for <text:span text:style-name="T7">unordered_set</text:span></text:p>
            <text:p text:style-name="P18">-repeating values in ascending order with <text:span text:style-name="T7">multi-set</text:span></text:p>
            <text:p text:style-name="P1"/>
            <text:p text:style-name="P5"/>
          </table:table-cell>
          <table:table-cell table:style-name="Table1.A2" office:value-type="string">
            <text:p text:style-name="P17">.<text:span text:style-name="T6">insert(</text:span><text:span text:style-name="T9">)</text:span></text:p>
            <text:p text:style-name="P17">.find()</text:p>
            <text:p text:style-name="P17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>
          <table:table-cell table:style-name="Table1.A2" office:value-type="string">
            <text:p text:style-name="P6">Map→ </text:p>
            <text:p text:style-name="P18">-<text:span text:style-name="T8">same as set with key and value combo</text:span></text:p>
            <text:p text:style-name="P18">-<text:span text:style-name="T8">map,unordered_map,multimaps same as set</text:span></text:p>
          </table:table-cell>
          <table:table-cell table:style-name="Table1.A2" office:value-type="string">
            <text:p text:style-name="P21">.first .second</text:p>
            <text:p text:style-name="P21">.at(key) or a[key]</text:p>
            <text:p text:style-name="P22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>
          <table:table-cell table:style-name="Table1.A2" office:value-type="string">
            <text:p text:style-name="P7"><draw:path text:anchor-type="paragraph" draw:z-index="4" draw:name="Bézier curve 6" draw:style-name="gr1" draw:text-style-name="P30" svg:width="0.189in" svg:height="0.1626in" draw:transform="rotate (-0.728849495632832) translate (-0.286422367184645in 0.0268762654127916in)" svg:viewBox="0 0 481 414" svg:d="M0 39c148 123 582-255 459 167l-46 197-12 11"><text:p/></draw:path>Stack→</text:p>
            <text:p text:style-name="P19"><draw:path text:anchor-type="paragraph" draw:z-index="6" draw:name="Bézier curve 8" draw:style-name="gr1" draw:text-style-name="P30" svg:width="0.6874in" svg:height="2.0776in" draw:transform="rotate (-3.02221213275338) translate (0.0831866918640867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1">.push() or emplace</text:p>
            <text:p text:style-name="P21">.pop()</text:p>
            <text:p text:style-name="P21">.top()</text:p>
            <text:p text:style-name="P21">.empty()</text:p>
            <text:p text:style-name="P21">.size()</text:p>
          </table:table-cell>
          <table:table-cell table:style-name="Table1.C2" office:value-type="string">
            <text:p text:style-name="P14">XX_NO ITERATORS_XX</text:p>
          </table:table-cell>
        </table:table-row>
        <table:table-row>
          <table:table-cell table:style-name="Table1.A2" office:value-type="string">
            <text:p text:style-name="P8">Queue→</text:p>
            <text:p text:style-name="P20">-FIFO Operation ()</text:p>
          </table:table-cell>
          <table:table-cell table:style-name="Table1.A2" office:value-type="string">
            <text:p text:style-name="P21">.push()</text:p>
            <text:p text:style-name="P21">.pop()</text:p>
            <text:p text:style-name="P17">.front() <text:s text:c="4"/>// first element</text:p>
            <text:p text:style-name="P17">.back() <text:s text:c="5"/>//last element</text:p>
            <text:p text:style-name="P21">.empty()</text:p>
            <text:p text:style-name="P21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>
          <table:table-cell table:style-name="Table1.A2" office:value-type="string">
            <text:p text:style-name="P8"><draw:path text:anchor-type="paragraph" draw:z-index="5" draw:name="Bézier curve 7" draw:style-name="gr1" draw:text-style-name="P30" svg:width="0.1898in" svg:height="0.1835in" draw:transform="rotate (-0.658512726777461) translate (-0.222790373528056in 0.0270052801932959in)" svg:viewBox="0 0 483 467" svg:d="M0 9c146 70 624-168 443 221l-80 167-9 70"><text:p/></draw:path>Priority Queue→</text:p>
            <text:p text:style-name="P20">-Stores all in Sorted order and dose it in log N</text:p>
            <text:p text:style-name="P20">-<text:span text:style-name="T4">Max Priority Queue</text:span></text:p>
            <text:p text:style-name="P2"><text:soft-page-break/>-Min Priority Queue</text:p>
          </table:table-cell>
          <table:table-cell table:style-name="Table1.A2" office:value-type="string">
            <text:p text:style-name="P23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3T17:14:50.040265523</meta:creation-date>
    <dc:date>2022-09-10T11:19:16.608000000</dc:date>
    <meta:editing-duration>PT6H46M16S</meta:editing-duration>
    <meta:editing-cycles>12</meta:editing-cycles>
    <meta:generator>LibreOffice/7.4.0.3$Windows_X86_64 LibreOffice_project/f85e47c08ddd19c015c0114a68350214f7066f5a</meta:generator>
    <meta:document-statistic meta:table-count="2" meta:image-count="0" meta:object-count="0" meta:page-count="2" meta:paragraph-count="77" meta:word-count="197" meta:character-count="1340" meta:non-whitespace-character-count="1141"/>
  </office:meta>
</office:document-meta>
</file>